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33ff" draw:marker-start-width="0.359cm" draw:marker-end-width="0.359cm" draw:fill="solid" draw:fill-color="#f8acf0" draw:textarea-horizontal-align="justify" draw:textarea-vertical-align="bottom" draw:auto-grow-height="false" fo:min-height="13.944cm" fo:min-width="15.194cm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2.9cm" fo:min-width="3.76cm"/>
    </style:style>
    <style:style style:name="gr3" style:family="graphic" style:parent-style-name="standard">
      <style:graphic-properties draw:textarea-horizontal-align="justify" draw:textarea-vertical-align="middle" draw:auto-grow-height="false" fo:min-height="1.788cm" fo:min-width="3.76cm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3.76cm"/>
    </style:style>
    <style:style style:name="gr5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7" style:family="graphic" style:parent-style-name="standard">
      <style:graphic-properties draw:marker-start-width="0.3cm" draw:marker-end="Arrow" draw:marker-end-width="0.3cm" draw:textarea-vertical-align="middle"/>
    </style:style>
    <style:style style:name="gr8" style:family="graphic" style:parent-style-name="standard">
      <style:graphic-properties draw:marker-start="Arrow" draw:marker-start-width="0.3cm" draw:marker-end-width="0.3cm" draw:textarea-vertical-align="middle"/>
    </style:style>
    <style:style style:name="gr9" style:family="graphic" style:parent-style-name="objectwithoutfill">
      <style:graphic-properties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51cm" fo:min-width="4.316cm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066cm" fo:min-width="5.0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fill-color="#99ffff" draw:textarea-horizontal-align="justify" draw:textarea-vertical-align="middle" draw:auto-grow-height="false" fo:min-height="1.048cm" fo:min-width="5.05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marker-start="Arrow" draw:marker-start-width="0.4cm" draw:marker-end="Arrow" draw:marker-end-width="0.4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232cm" fo:min-width="6.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start">
        <style:tab-stops/>
      </style:paragraph-properties>
      <style:text-properties fo:color="#cc00cc" fo:font-size="22pt" fo:font-weight="bold"/>
    </style:style>
    <style:style style:name="P2" style:family="paragraph">
      <loext:graphic-properties draw:fill="solid" draw:fill-color="#f8acf0"/>
      <style:paragraph-properties fo:text-align="start">
        <style:tab-stops/>
      </style:paragraph-properties>
      <style:text-properties fo:color="#cc00cc" fo:font-size="2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  <style:text-properties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99ffff"/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.8cm" svg:height="14.3cm" svg:x="1cm" svg:y="4.8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6cm" svg:height="3.4cm" svg:x="5.9cm" svg:y="10cm">
          <text:p text:style-name="P3">MQTT broker</text:p>
          <text:p text:style-name="P3">(mosquitto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1" draw:id="id1" draw:layer="layout" svg:width="4.6cm" svg:height="2.2cm" svg:x="3.1cm" svg:y="5.7cm">
          <text:p text:style-name="P3">Réception </text:p>
          <text:p text:style-name="P3">des données</text:p>
          <text:p text:style-name="P3"><text:span text:style-name="T1">Script </text:span><text:span text:style-name="T1">pyth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3" draw:id="id3" draw:layer="layout" svg:width="4.6cm" svg:height="1.2cm" svg:x="5.9cm" svg:y="1.2cm">
          <text:p text:style-name="P3">arduin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3" draw:layer="layout" svg:x1="5.4cm" svg:y1="7.9cm" svg:x2="5.9cm" svg:y2="11.7cm" draw:start-shape="id1" draw:start-glue-point="6" draw:end-shape="id2" draw:end-glue-point="5" svg:d="M5400 7900v1051h-1v2749h501" svg:viewBox="0 0 502 3801">
          <text:p/>
        </draw:connector>
        <draw:connector draw:style-name="gr5" draw:text-style-name="P3" draw:layer="layout" svg:x1="5.9cm" svg:y1="1.8cm" svg:x2="5.4cm" svg:y2="5.7cm" draw:start-shape="id3" draw:start-glue-point="5" draw:end-shape="id1" draw:end-glue-point="4" svg:d="M5900 1800h-501v2251h1v1649" svg:viewBox="0 0 502 3901">
          <text:p/>
        </draw:connector>
        <draw:frame draw:style-name="gr6" draw:text-style-name="P6" draw:layer="layout" svg:width="4.5cm" svg:height="1.199cm" svg:x="6cm" svg:y="3.4cm">
          <draw:text-box>
            <text:p text:style-name="P5">Liaison série (TX/RX ou Serial over USB)</text:p>
          </draw:text-box>
        </draw:frame>
        <draw:custom-shape draw:style-name="gr3" draw:text-style-name="P4" xml:id="id4" draw:id="id4" draw:layer="layout" svg:width="4.6cm" svg:height="2.2cm" svg:x="8.8cm" svg:y="5.7cm">
          <text:p text:style-name="P3">Emission</text:p>
          <text:p text:style-name="P3">de commande</text:p>
          <text:p text:style-name="P3"><text:span text:style-name="T2">Script python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3" draw:layer="layout" svg:x1="11.1cm" svg:y1="5.7cm" svg:x2="10.5cm" svg:y2="1.8cm" draw:start-shape="id4" draw:start-glue-point="4" draw:end-shape="id3" draw:end-glue-point="7" svg:d="M11100 5700v-3900h-600" svg:viewBox="0 0 601 3901">
          <text:p/>
        </draw:connector>
        <draw:connector draw:style-name="gr8" draw:text-style-name="P3" draw:layer="layout" svg:x1="11.1cm" svg:y1="7.9cm" svg:x2="10.5cm" svg:y2="11.7cm" draw:start-shape="id4" draw:start-glue-point="6" draw:end-shape="id2" draw:end-glue-point="7" svg:d="M11100 7900v3800h-600" svg:viewBox="0 0 601 3801">
          <text:p/>
        </draw:connector>
        <draw:frame draw:style-name="gr6" draw:text-style-name="P8" draw:layer="layout" svg:width="3.1cm" svg:height="1.199cm" svg:x="6.8cm" svg:y="8.601cm">
          <draw:text-box>
            <text:p text:style-name="P7">Client MQTT</text:p>
            <text:p text:style-name="P7">Python paho</text:p>
          </draw:text-box>
        </draw:frame>
        <draw:line draw:style-name="gr9" draw:text-style-name="P9" draw:layer="layout" svg:x1="7cm" svg:y1="13.4cm" svg:x2="5.6cm" svg:y2="15.6cm">
          <text:p/>
        </draw:line>
        <draw:custom-shape draw:style-name="gr10" draw:text-style-name="P4" draw:layer="layout" svg:width="5.2cm" svg:height="1.9cm" svg:x="1.6cm" svg:y="15.6cm">
          <text:p text:style-name="P3">Base de données</text:p>
          <text:p text:style-name="P3">(mysql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9" draw:layer="layout" svg:x1="10.5cm" svg:y1="13.1cm" svg:x2="12.2cm" svg:y2="15.3cm">
          <text:p/>
        </draw:line>
        <draw:custom-shape draw:style-name="gr12" draw:text-style-name="P4" draw:layer="layout" svg:width="6cm" svg:height="2.5cm" svg:x="10.5cm" svg:y="15.3cm">
          <text:p text:style-name="P3">Interface utilisateur</text:p>
          <text:p text:style-name="P3">(OpenHab ou</text:p>
          <text:p text:style-name="P3">httpd classique)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8" draw:layer="layout" svg:width="3.1cm" svg:height="1.673cm" svg:x="3cm" svg:y="13.801cm">
          <draw:text-box>
            <text:p text:style-name="P7">Historisation de données d’intérêt</text:p>
          </draw:text-box>
        </draw:frame>
        <draw:frame draw:style-name="gr13" draw:text-style-name="P8" draw:layer="layout" svg:width="3cm" svg:height="1.673cm" svg:x="8.2cm" svg:y="13.527cm">
          <draw:text-box>
            <text:p text:style-name="P7">Affichage des données TR</text:p>
          </draw:text-box>
        </draw:frame>
        <draw:line draw:style-name="gr14" draw:text-style-name="P9" draw:layer="layout" svg:x1="10.2cm" svg:y1="13.3cm" svg:x2="11.7cm" svg:y2="15.3cm">
          <text:p/>
        </draw:line>
        <draw:frame draw:style-name="gr13" draw:text-style-name="P8" draw:layer="layout" svg:width="3.1cm" svg:height="1.673cm" svg:x="11.2cm" svg:y="13.227cm">
          <draw:text-box>
            <text:p text:style-name="P7">Commandes</text:p>
            <text:p text:style-name="P7"><text:s/>et consignes utilisateur</text:p>
          </draw:text-box>
        </draw:frame>
        <draw:line draw:style-name="gr14" draw:text-style-name="P9" draw:layer="layout" svg:x1="6.8cm" svg:y1="16.4cm" svg:x2="10.5cm" svg:y2="16.4cm">
          <text:p/>
        </draw:line>
        <draw:frame draw:style-name="gr13" draw:text-style-name="P8" draw:layer="layout" svg:width="3cm" svg:height="1.673cm" svg:x="7cm" svg:y="16.327cm">
          <draw:text-box>
            <text:p text:style-name="P7">Affichage des données historisées</text:p>
          </draw:text-box>
        </draw:frame>
        <draw:custom-shape draw:style-name="gr4" draw:text-style-name="P4" draw:layer="layout" svg:width="4.6cm" svg:height="1.2cm" svg:x="5.901cm" svg:y="1.201cm">
          <text:p text:style-name="P3">arduino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4.6cm" svg:height="1.2cm" svg:x="5.901cm" svg:y="1.201cm">
          <text:p text:style-name="P3">arduino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draw:layer="layout" svg:width="6cm" svg:height="1.4cm" svg:x="14cm" svg:y="1.2cm">
          <text:p text:style-name="P3">arduino/ESP8266…</text:p>
          <text:p text:style-name="P3"><text:span text:style-name="T3">(optionn</text:span><text:span text:style-name="T3">el/bonu</text:span><text:span text:style-name="T3">s)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8" draw:layer="layout" svg:width="5.2cm" svg:height="1.673cm" svg:x="12.1cm" svg:y="2.7cm">
          <draw:text-box>
            <text:p text:style-name="P7">Direct Publish/Subscribe over WIFI</text:p>
          </draw:text-box>
        </draw:frame>
        <draw:polyline draw:style-name="gr16" draw:text-style-name="P9" draw:layer="layout" svg:width="9.399cm" svg:height="6.599cm" draw:transform="rotate (-1.5707963267949) translate (17.1cm 2.6cm)" svg:viewBox="0 0 9400 6600" draw:points="0,100 9400,0 9400,6600">
          <text:p/>
        </draw:polyline>
        <draw:polyline draw:style-name="gr11" draw:text-style-name="P9" draw:layer="layout" svg:width="9.699cm" svg:height="7.099cm" draw:transform="rotate (-1.5707963267949) translate (17.5cm 2.6cm)" svg:viewBox="0 0 9700 7100" draw:points="0,0 9700,0 9700,7100">
          <text:p/>
        </draw:polyline>
        <draw:line draw:style-name="gr17" draw:text-style-name="P9" draw:layer="layout" svg:x1="13.5cm" svg:y1="17.8cm" svg:x2="13.5cm" svg:y2="21.2cm">
          <text:p/>
        </draw:line>
        <draw:custom-shape draw:style-name="gr18" draw:text-style-name="P4" draw:layer="layout" svg:width="7.3cm" svg:height="1.6cm" svg:x="9.9cm" svg:y="21.2cm">
          <text:p text:style-name="P3">Utilisateur</text:p>
          <text:p text:style-name="P3"><text:span text:style-name="T1">(navigateur </text:span><text:span text:style-name="T1">Web sur PC </text:span><text:span text:style-name="T1">ou mobile)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9" draw:text-style-name="P8" draw:layer="layout" svg:width="1.5cm" svg:height="0.9cm" svg:x="12.1cm" svg:y="19.4cm">
          <draw:text-box>
            <text:p text:style-name="P7">WIFI</text:p>
          </draw:text-box>
        </draw:frame>
        <draw:custom-shape draw:style-name="gr18" draw:text-style-name="P4" draw:layer="layout" svg:width="7.3cm" svg:height="1.6cm" svg:x="28.003cm" svg:y="30.161cm">
          <text:p text:style-name="P3">Utilisateur</text:p>
          <text:p text:style-name="P3"><text:span text:style-name="T1">(navigateur </text:span><text:span text:style-name="T1">Web sur PC </text:span><text:span text:style-name="T1">ou mobile)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22:05:38.241667828</meta:creation-date>
    <dc:date>2017-03-29T23:32:44.896409888</dc:date>
    <meta:editing-duration>PT44M28S</meta:editing-duration>
    <meta:editing-cycles>6</meta:editing-cycles>
    <meta:generator>LibreOffice/5.1.6.2$Linux_X86_64 LibreOffice_project/10m0$Build-2</meta:generator>
    <meta:document-statistic meta:object-count="31"/>
  </office:meta>
</office:document-meta>
</file>